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#1f1f1f"/>
    </style:style>
    <style:style style:name="T1" style:family="text">
      <style:text-properties officeooo:rsid="0015614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React, { useEffect, useState } from "react";</text:p>
      <text:p text:style-name="Standard">import { PieChart, Pie, Cell, Tooltip, Legend } from "recharts";</text:p>
      <text:p text:style-name="Standard"/>
      <text:p text:style-name="Standard">function IngresosEgresos() {</text:p>
      <text:p text:style-name="Standard">  const [datos, setDatos] = useState([]);</text:p>
      <text:p text:style-name="Standard"/>
      <text:p text:style-name="Standard">  useEffect(() =&gt; {</text:p>
      <text:p text:style-name="Standard">    //fetch("http://localhost:8000/movimientos")</text:p>
      <text:p text:style-name="Standard">    fetch("http://127.0.0.1:8000/movimientos")</text:p>
      <text:p text:style-name="Standard">      .then((response) =&gt; response.json())</text:p>
      <text:p text:style-name="Standard">      .then((data) =&gt; {</text:p>
      <text:p text:style-name="Standard">        console.log(data);</text:p>
      <text:p text:style-name="Standard">        const ingresos = data</text:p>
      <text:p text:style-name="Standard">          .filter((item) =&gt; item.tipo === "ingreso")</text:p>
      <text:p text:style-name="Standard">          .reduce((total, item) =&gt; total + item.monto, 0);</text:p>
      <text:p text:style-name="Standard"/>
      <text:p text:style-name="Standard">        const egresos = data</text:p>
      <text:p text:style-name="Standard">          .filter((item) =&gt; item.tipo === "egreso")</text:p>
      <text:p text:style-name="Standard">          .reduce((total, item) =&gt; total + item.monto, 0);</text:p>
      <text:p text:style-name="Standard"/>
      <text:p text:style-name="Standard">        setDatos([</text:p>
      <text:p text:style-name="Standard">          { name: "Ingresos", value: ingresos },</text:p>
      <text:p text:style-name="Standard">          { name: "Egresos", value: egresos },</text:p>
      <text:p text:style-name="Standard">        ]);</text:p>
      <text:p text:style-name="Standard">      });</text:p>
      <text:p text:style-name="Standard">  }, []);</text:p>
      <text:p text:style-name="Standard"/>
      <text:p text:style-name="Standard">  const colores = ["#0088FE", "#FF8042"];</text:p>
      <text:p text:style-name="Standard"/>
      <text:p text:style-name="Standard">  console.log("Datos para el gráfico:", datos);</text:p>
      <text:p text:style-name="Standard"/>
      <text:p text:style-name="Standard">  return (</text:p>
      <text:p text:style-name="Standard">    &lt;div&gt;</text:p>
      <text:p text:style-name="Standard">      &lt;h2&gt;Ingresos vs Egresos <text:span text:style-name="T1">Anual</text:span>&lt;/h2&gt;</text:p>
      <text:p text:style-name="Standard">      &lt;PieChart width={400} height={400}&gt;</text:p>
      <text:p text:style-name="Standard">        &lt;Pie</text:p>
      <text:p text:style-name="Standard">          dataKey="value"</text:p>
      <text:p text:style-name="Standard">          data={datos}</text:p>
      <text:p text:style-name="Standard">          cx="50%"</text:p>
      <text:p text:style-name="Standard">          cy="50%"</text:p>
      <text:p text:style-name="Standard">          outerRadius={100}</text:p>
      <text:p text:style-name="Standard">          fill="#8884d8"</text:p>
      <text:p text:style-name="Standard">          label</text:p>
      <text:p text:style-name="Standard">        &gt;</text:p>
      <text:p text:style-name="Standard">          {datos.map((entry, index) =&gt; (</text:p>
      <text:p text:style-name="Standard">            &lt;Cell key={`cell-${index}`} fill={colores[index % colores.length]} /&gt;</text:p>
      <text:p text:style-name="Standard">          ))}</text:p>
      <text:p text:style-name="Standard">        &lt;/Pie&gt;</text:p>
      <text:p text:style-name="Standard">        &lt;Tooltip /&gt;</text:p>
      <text:p text:style-name="Standard">        &lt;Legend /&gt;</text:p>
      <text:p text:style-name="Standard">      &lt;/PieChart&gt;</text:p>
      <text:p text:style-name="Standard">    &lt;/div&gt;</text:p>
      <text:p text:style-name="Standard"><text:soft-page-break/>  );</text:p>
      <text:p text:style-name="Standard">}</text:p>
      <text:p text:style-name="Standard"/>
      <text:p text:style-name="Standard">export default IngresosEgresos;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25T15:28:23.479149500</meta:creation-date>
    <dc:date>2025-07-27T16:57:35.149944100</dc:date>
    <meta:editing-duration>PT8M49S</meta:editing-duration>
    <meta:editing-cycles>2</meta:editing-cycles>
    <meta:generator>LibreOffice/25.2.4.3$Windows_X86_64 LibreOffice_project/33e196637044ead23f5c3226cde09b47731f7e27</meta:generator>
    <meta:document-statistic meta:table-count="0" meta:image-count="0" meta:object-count="0" meta:page-count="2" meta:paragraph-count="48" meta:word-count="139" meta:character-count="1411" meta:non-whitespace-character-count="1012"/>
  </office:meta>
</office:document-meta>
</file>